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automatic-styles>
    <style:style style:name="IntegrantesGrupo" style:family="table">
      <style:table-properties style:width="19.588cm" fo:margin-left="-0.086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807cm"/>
    </style:style>
    <style:style style:name="IntegrantesGrupo.B" style:family="table-column">
      <style:table-column-properties style:column-width="3.605cm"/>
    </style:style>
    <style:style style:name="IntegrantesGrupo.C" style:family="table-column">
      <style:table-column-properties style:column-width="11.176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áboa1.A" style:family="table-column">
      <style:table-column-properties style:column-width="6.294cm"/>
    </style:style>
    <style:style style:name="Táboa1.B" style:family="table-column">
      <style:table-column-properties style:column-width="8.412cm"/>
    </style:style>
    <style:style style:name="Táboa1.C" style:family="table-column">
      <style:table-column-properties style:column-width="4.898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9.54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21bb354" style:font-size-asian="1.75pt" style:font-size-complex="2pt"/>
    </style:style>
    <style:style style:name="P5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6" style:family="paragraph" style:parent-style-name="Standard">
      <style:text-properties style:font-name="Arial1" fo:font-size="12pt" fo:font-weight="bold" officeooo:rsid="006fb1c7" officeooo:paragraph-rsid="021bb354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1bb354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1bb354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12" style:family="paragraph" style:parent-style-name="Standard">
      <style:paragraph-properties fo:margin-top="0cm" fo:margin-bottom="0cm" style:contextual-spacing="false"/>
      <style:text-properties style:font-name="Arial1" fo:font-size="12pt" officeooo:rsid="021857f7" officeooo:paragraph-rsid="021bb354"/>
    </style:style>
    <style:style style:name="P13" style:family="paragraph" style:parent-style-name="Standard">
      <style:text-properties officeooo:paragraph-rsid="020f5b18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274be" style:font-size-asian="12pt" style:font-weight-asian="normal" style:font-name-complex="Calibri2" style:font-size-complex="12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41546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 fo:padding="0cm" fo:border="non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loext:opacity="100%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33" style:family="paragraph" style:parent-style-name="Standard">
      <style:text-properties officeooo:rsid="02108f1a" officeooo:paragraph-rsid="02108f1a"/>
    </style:style>
    <style:style style:name="P34" style:family="paragraph" style:parent-style-name="Standard">
      <style:text-properties officeooo:paragraph-rsid="021bb354"/>
    </style:style>
    <style:style style:name="P35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36" style:family="paragraph" style:parent-style-name="Standard" style:list-style-name="L1">
      <style:paragraph-properties fo:margin-top="0cm" fo:margin-bottom="0cm" style:contextual-spacing="false"/>
      <style:text-properties style:font-name="Arial1" fo:font-size="12pt" officeooo:rsid="00820407" officeooo:paragraph-rsid="021bb354"/>
    </style:style>
    <style:style style:name="P37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21857f7" officeooo:paragraph-rsid="021857f7"/>
    </style:style>
    <style:style style:name="P38" style:family="paragraph" style:parent-style-name="Standard" style:list-style-name="L5">
      <style:paragraph-properties fo:margin-top="0cm" fo:margin-bottom="0cm" style:contextual-spacing="false"/>
      <style:text-properties style:font-name="Arial1" fo:font-size="12pt" officeooo:rsid="021857f7" officeooo:paragraph-rsid="021bb354"/>
    </style:style>
    <style:style style:name="P39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40" style:family="paragraph" style:parent-style-name="Standard" style:list-style-name="L6">
      <style:paragraph-properties fo:margin-top="0cm" fo:margin-bottom="0cm" style:contextual-spacing="false"/>
      <style:text-properties style:font-name="Arial1" fo:font-size="12pt" fo:font-weight="normal" officeooo:rsid="00824f0e" officeooo:paragraph-rsid="021bb354" style:font-weight-asian="normal" style:font-weight-complex="normal"/>
    </style:style>
    <style:style style:name="P41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21857f7" officeooo:paragraph-rsid="021857f7" style:font-weight-asian="normal" style:font-weight-complex="normal"/>
    </style:style>
    <style:style style:name="P42" style:family="paragraph" style:parent-style-name="Standard" style:list-style-name="L6">
      <style:paragraph-properties fo:margin-top="0cm" fo:margin-bottom="0cm" style:contextual-spacing="false"/>
      <style:text-properties style:font-name="Arial1" fo:font-size="12pt" fo:font-weight="normal" officeooo:rsid="021857f7" officeooo:paragraph-rsid="021bb354" style:font-weight-asian="normal" style:font-weight-complex="normal"/>
    </style:style>
    <style:style style:name="P43" style:family="paragraph" style:parent-style-name="Standard" style:list-style-name="L3">
      <style:paragraph-properties fo:margin-top="0cm" fo:margin-bottom="0cm" style:contextual-spacing="false"/>
      <style:text-properties officeooo:paragraph-rsid="020f5b18"/>
    </style:style>
    <style:style style:name="P44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bb354" style:font-style-asian="normal" style:font-weight-asian="normal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6">
      <style:paragraph-properties fo:margin-top="0cm" fo:margin-bottom="0cm" style:contextual-spacing="false"/>
      <style:text-properties officeooo:paragraph-rsid="021bb354"/>
    </style:style>
    <style:style style:name="P4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0c3667" officeooo:paragraph-rsid="0217d6bb" style:font-size-asian="12pt" style:font-weight-asian="normal" style:font-name-complex="Calibri2" style:font-size-complex="12pt" style:font-weight-complex="normal"/>
    </style:style>
    <style:style style:name="P4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4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50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51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53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FreeSans" fo:font-size="12pt" fo:language="gl" fo:country="ES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55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5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57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58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aa2be" fo:background-color="#ffff00" style:font-size-asian="12pt" style:font-weight-asian="normal" style:font-name-complex="Calibri2" style:font-size-complex="12pt" style:font-weight-complex="normal"/>
    </style:style>
    <style:style style:name="P5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aa2be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FreeSans" fo:font-size="12pt" fo:language="gl" fo:country="ES" fo:font-weight="normal" officeooo:rsid="021bb354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882200" loext:opacity="100%" style:font-name="monospace" fo:font-size="8.5pt" fo:letter-spacing="normal" fo:language="gl" fo:country="ES" fo:font-style="normal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882200" loext:opacity="100%" style:font-name="monospace" fo:font-size="8.5pt" fo:letter-spacing="normal" fo:language="gl" fo:country="ES" fo:font-style="normal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882200" loext:opacity="100%" style:font-name="monospace" fo:font-size="8.5pt" fo:letter-spacing="normal" fo:language="gl" fo:country="ES" fo:font-style="normal" fo:font-weight="normal" officeooo:rsid="021d7cd2" officeooo:paragraph-rsid="021fd8f2" fo:background-color="#ffff00" style:font-size-asian="12pt" style:font-weight-asian="normal" style:font-name-complex="Calibri2" style:font-size-complex="12pt" style:font-weight-complex="normal"/>
    </style:style>
    <style:style style:name="P64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FreeSans" fo:font-size="12pt" fo:letter-spacing="normal" fo:language="gl" fo:country="ES" fo:font-style="normal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65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79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6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17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18" style:family="text">
      <style:text-properties fo:color="#ffffff" loext:opacity="100%" style:font-name="Arial1" fo:font-size="12pt" fo:font-weight="bold" officeooo:rsid="02141546" style:font-weight-asian="bold" style:font-weight-complex="bold"/>
    </style:style>
    <style:style style:name="T19" style:family="text">
      <style:text-properties fo:color="#ffffff" loext:opacity="100%" style:font-name="Arial1" fo:font-size="12pt" fo:font-weight="bold" officeooo:rsid="021bb354" style:font-weight-asian="bold" style:font-weight-complex="bold"/>
    </style:style>
    <style:style style:name="T20" style:family="text">
      <style:text-properties fo:color="#ffffff" loext:opacity="100%" style:font-name="Arial1" fo:font-size="12pt" fo:font-weight="bold" officeooo:rsid="021d7cd2" style:font-weight-asian="bold" style:font-weight-complex="bold"/>
    </style:style>
    <style:style style:name="T21" style:family="text">
      <style:text-properties fo:color="#ffffff" loext:opacity="100%" style:font-name="Arial1" fo:font-size="12pt" fo:language="gl" fo:country="ES" fo:font-weight="bold" officeooo:rsid="006fb1c7" style:font-weight-asian="bold" style:font-weight-complex="bold"/>
    </style:style>
    <style:style style:name="T22" style:family="text">
      <style:text-properties fo:color="#ffffff" loext:opacity="100%" style:font-name="Arial1" fo:font-size="12pt" fo:language="gl" fo:country="ES" fo:font-weight="bold" officeooo:rsid="021bb354" style:font-weight-asian="bold" style:font-weight-complex="bold"/>
    </style:style>
    <style:style style:name="T23" style:family="text">
      <style:text-properties fo:color="#ffffff" loext:opacity="100%" style:font-name="Arial1" fo:font-size="12pt" fo:language="gl" fo:country="ES" fo:font-weight="bold" officeooo:rsid="0074832f" style:font-weight-asian="bold" style:font-weight-complex="bold"/>
    </style:style>
    <style:style style:name="T24" style:family="text">
      <style:text-properties fo:color="#ffffff" loext:opacity="100%" style:font-name="Arial1" fo:font-size="12pt" fo:language="gl" fo:country="ES" fo:font-weight="bold" officeooo:rsid="02141546" style:font-weight-asian="bold" style:font-weight-complex="bold"/>
    </style:style>
    <style:style style:name="T25" style:family="text">
      <style:text-properties fo:color="#ffffff" loext:opacity="100%" style:font-name="Arial1" fo:font-size="12pt" fo:language="gl" fo:country="ES" fo:font-weight="bold" officeooo:rsid="021d7cd2" style:font-weight-asian="bold" style:font-weight-complex="bold"/>
    </style:style>
    <style:style style:name="T26" style:family="text">
      <style:text-properties style:font-name="Arial1" fo:font-size="12pt" fo:font-weight="normal" officeooo:rsid="00824f0e" style:font-weight-asian="normal" style:font-weight-complex="normal"/>
    </style:style>
    <style:style style:name="T27" style:family="text">
      <style:text-properties style:font-name="Arial1" fo:font-size="12pt" fo:font-weight="normal" officeooo:rsid="021857f7" style:font-weight-asian="normal" style:font-weight-complex="normal"/>
    </style:style>
    <style:style style:name="T28" style:family="text">
      <style:text-properties style:font-name="Arial1" fo:font-size="12pt" fo:font-weight="bold" officeooo:rsid="021857f7" style:font-weight-asian="bold" style:font-weight-complex="bold"/>
    </style:style>
    <style:style style:name="T29" style:family="text">
      <style:text-properties style:font-name="Arial1" fo:font-size="12pt" fo:font-weight="bold" officeooo:rsid="021bb354" style:font-weight-asian="bold" style:font-weight-complex="bold"/>
    </style:style>
    <style:style style:name="T30" style:family="text">
      <style:text-properties officeooo:rsid="021857f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21bb354" style:font-weight-asian="bold" style:font-weight-complex="bold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21bb354" fo:background-color="#ffff00" loext:char-shading-value="0"/>
    </style:style>
    <style:style style:name="T35" style:family="text">
      <style:text-properties officeooo:rsid="021fd8f2" fo:background-color="#ffff00" loext:char-shading-value="0"/>
    </style:style>
    <style:style style:name="T36" style:family="text">
      <style:text-properties fo:background-color="#ffff00" loext:char-shading-value="0"/>
    </style:style>
    <style:style style:name="T37" style:family="text">
      <style:text-properties fo:color="#c9211e" loext:opacity="100%"/>
    </style:style>
    <style:style style:name="T38" style:family="text">
      <style:text-properties officeooo:rsid="021bb354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21e870a"/>
    </style:style>
    <style:style style:name="T41" style:family="text">
      <style:text-properties officeooo:rsid="021f795d"/>
    </style:style>
    <style:style style:name="T42" style:family="text">
      <style:text-properties officeooo:rsid="021fd8f2"/>
    </style:style>
    <style:style style:name="T43" style:family="text">
      <style:text-properties fo:background-color="#ffffff" loext:char-shading-value="0"/>
    </style:style>
    <style:style style:name="T4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9"><text:span text:style-name="T12">PRÁCTICA MME – UD0</text:span><text:span text:style-name="T13">4</text:span><text:span text:style-name="T12">-</text:span><text:span text:style-name="T14">06</text:span><text:span text:style-name="T12"> </text:span><text:span text:style-name="T6">– </text:span><text:span text:style-name="T10">Comproba</text:span><text:span text:style-name="T11">cións nun disc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8">NÚMERO DE GRUPO</text:p>
          </table:table-cell>
          <table:table-cell table:style-name="IntegrantesGrupo.B2" office:value-type="string">
            <text:p text:style-name="P26">FUNCIÓNS</text:p>
          </table:table-cell>
          <table:table-cell table:style-name="IntegrantesGrupo.C2" office:value-type="string">
            <text:p text:style-name="P27">Apelidos, Nome</text:p>
          </table:table-cell>
        </table:table-row>
        <table:table-row>
          <table:table-cell table:style-name="IntegrantesGrupo.A3" table:number-rows-spanned="3" office:value-type="string">
            <text:p text:style-name="P14"/>
          </table:table-cell>
          <table:table-cell table:style-name="IntegrantesGrupo.B3" office:value-type="string">
            <text:p text:style-name="P15"><text:s/>Coordinador/a:</text:p>
          </table:table-cell>
          <table:table-cell table:style-name="IntegrantesGrupo.C3">
            <text:p text:style-name="P1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5">Limpeza:</text:p>
          </table:table-cell>
          <table:table-cell table:style-name="IntegrantesGrupo.C4">
            <text:p text:style-name="P1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8"><text:span text:style-name="T5">D</text:span><text:span text:style-name="T4">ocumentación:</text:span></text:p>
          </table:table-cell>
          <table:table-cell table:style-name="IntegrantesGrupo.C5">
            <text:p text:style-name="P17"/>
          </table:table-cell>
        </table:table-row>
      </table:table>
      <text:p text:style-name="P21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5"><text:span text:style-name="T7"><text:s/></text:span><text:span text:style-name="T8"><text:s/></text:span><text:span text:style-name="T9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19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31">lsblk</text:p>
            <text:p text:style-name="P31">umount</text:p>
            <text:p text:style-name="P31">smartctl</text:p>
          </table:table-cell>
          <table:table-cell table:style-name="Tabla3.A2" office:value-type="string">
            <text:p text:style-name="P31">fsck</text:p>
            <text:p text:style-name="P31">badblocks</text:p>
            <text:p text:style-name="P31"/>
          </table:table-cell>
        </table:table-row>
        <table:table-row table:style-name="Tabla3.2">
          <table:table-cell table:style-name="Tabla3.A2" table:number-columns-spanned="2" office:value-type="string">
            <text:p text:style-name="P20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30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13"><text:span text:style-name="T15">Práctica </text:span><text:span text:style-name="T16">1</text:span><text:span text:style-name="T17"> </text:span><text:span text:style-name="T15">:</text:span><text:span text:style-name="T18"> Verificación da existencia </text:span><text:span text:style-name="T19">de </text:span><text:span text:style-name="T18"><text:s/>erro</text:span><text:span text:style-name="T19">s</text:span><text:span text:style-name="T18">. </text:span></text:p>
          </table:table-cell>
          <table:covered-table-cell/>
          <table:table-cell table:style-name="Tabla2.C1" office:value-type="string">
            <text:p text:style-name="P5"/>
          </table:table-cell>
        </table:table-row>
        <table:table-row>
          <table:table-cell table:style-name="Tabla2.A2" office:value-type="string">
            <text:p text:style-name="P7"><text:span text:style-name="T30">Comandos</text:span> preciso<text:span text:style-name="T30">s</text:span>:</text:p>
            <text:list xml:id="list1381036297" text:style-name="L1">
              <text:list-item>
                <text:p text:style-name="P35">lsblk</text:p>
              </text:list-item>
              <text:list-item>
                <text:p text:style-name="P35">umount</text:p>
              </text:list-item>
              <text:list-item>
                <text:p text:style-name="P35">smartctl</text:p>
              </text:list-item>
              <text:list-item>
                <text:p text:style-name="P35">fsck</text:p>
              </text:list-item>
              <text:list-item>
                <text:p text:style-name="P35">badblocks</text:p>
              </text:list-item>
            </text:list>
            <text:p text:style-name="P11">Material preciso:</text:p>
            <text:list xml:id="list293251660" text:style-name="L2">
              <text:list-item>
                <text:p text:style-name="P37">Un disco mecánico.</text:p>
              </text:list-item>
            </text:list>
          </table:table-cell>
          <table:table-cell table:style-name="Tabla2.B2" table:number-columns-spanned="2" office:value-type="string">
            <text:p text:style-name="P9">Procedemento:</text:p>
            <text:list xml:id="list1743779636" text:style-name="L3">
              <text:list-item>
                <text:p text:style-name="P39">Descargarse da electricidade estática.</text:p>
              </text:list-item>
              <text:list-item>
                <text:p text:style-name="P39">Protocolo para a montaxe de compoñentes internos.</text:p>
              </text:list-item>
              <text:list-item>
                <text:p text:style-name="P39">Abrir o computador. </text:p>
              </text:list-item>
              <text:list-item>
                <text:p text:style-name="P43"><text:span text:style-name="T27">Inserir no porto SATA5 o disco. </text:span><text:span text:style-name="T26"><text:s/></text:span></text:p>
              </text:list-item>
              <text:list-item>
                <text:p text:style-name="P39"><text:span text:style-name="T30">Cerra o computador e arrinca en modo Live cun Linux. </text:span><text:s/></text:p>
              </text:list-item>
              <text:list-item>
                <text:p text:style-name="P41">Realiza <text:span text:style-name="T38">as verificacións indicadas.</text:span></text:p>
              </text:list-item>
            </text:list>
          </table:table-cell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319122750" text:style-name="L4">
              <text:list-item>
                <text:p text:style-name="P47">Agrega un disco a extraordinario no porto SATA5 para verificar no equipo.</text:p>
              </text:list-item>
              <text:list-item>
                <text:p text:style-name="P48">Arrinca con KaliLinux e <text:s/>abre un terminal.</text:p>
              </text:list-item>
              <text:list-item>
                <text:p text:style-name="P48">Lista os discos dispoñibles no sistema.</text:p>
                <text:p text:style-name="P55">$ lsblk</text:p>
                <text:p text:style-name="P55"/>
              </text:list-item>
              <text:list-item>
                <text:p text:style-name="P48">Unha vez detectado o disco tes que desmontalo do sistema.</text:p>
                <text:p text:style-name="P55">$ sudo umount /dev/<text:span text:style-name="T33">sdb</text:span></text:p>
                <text:p text:style-name="P58"/>
              </text:list-item>
              <text:list-item>
                <text:p text:style-name="P48"><text:span text:style-name="T31">Comproba a saúde <text:s/>do disco </text:span>coa tecnoloxía SMART empregando a ferramenta <text:span text:style-name="T31">smartctl</text:span></text:p>
                <text:p text:style-name="P55">$ sudo smartctl -H <text:s/>/dev/<text:span text:style-name="T33">sdb</text:span></text:p>
                <text:p text:style-name="P58"/>
              </text:list-item>
              <text:list-item>
                <text:p text:style-name="P48">Comprobar a consistencia do sistema de ficheiros con fsck</text:p>
                <text:p text:style-name="P48"><text:span text:style-name="T37">$</text:span> <text:span text:style-name="T37">sudo fsck /dev/sdb</text:span></text:p>
                <text:p text:style-name="P48"/>
              </text:list-item>
              <text:list-item>
                <text:p text:style-name="P48">Comprobar se hai bloques defectuosos de disco ou sectores empregando <text:s/>bloques incorrectos.</text:p>
                <text:p text:style-name="P55">sudo badblocks -v /dev/sdb</text:p>
                <text:p text:style-name="P48"/>
              </text:list-item>
            </text:list>
            <text:p text:style-name="P22"/>
          </table:table-cell>
        </table:table-row>
      </table:table>
      <text:p text:style-name="P44"><text:s/></text:p>
      <table:table table:name="Táboa1" table:style-name="Táboa1">
        <table:table-column table:style-name="Táboa1.A"/>
        <table:table-column table:style-name="Táboa1.B"/>
        <table:table-column table:style-name="Táboa1.C"/>
        <text:soft-page-break/>
        <table:table-row table:style-name="Táboa1.1">
          <table:table-cell table:style-name="Táboa1.A1" table:number-columns-spanned="2" office:value-type="string">
            <text:p text:style-name="P34"><text:span text:style-name="T21">Práctica </text:span><text:span text:style-name="T22">2</text:span><text:span text:style-name="T23"> </text:span><text:span text:style-name="T21">:</text:span><text:span text:style-name="T24"> </text:span><text:span text:style-name="T22">Comprobar </text:span><text:span text:style-name="T24"><text:s/></text:span><text:span text:style-name="T25">a saúde dun disco.</text:span><text:span text:style-name="T20"> </text:span></text:p>
          </table:table-cell>
          <table:covered-table-cell/>
          <table:table-cell table:style-name="Táboa1.C1" office:value-type="string">
            <text:p text:style-name="P6"/>
          </table:table-cell>
        </table:table-row>
        <table:table-row>
          <table:table-cell table:style-name="Táboa1.A2" office:value-type="string">
            <text:p text:style-name="P8"><text:span text:style-name="T30">Comandos</text:span> preciso<text:span text:style-name="T30">s</text:span>:</text:p>
            <text:list xml:id="list142804233947022" text:continue-list="list1381036297" text:style-name="L1">
              <text:list-item>
                <text:p text:style-name="P36">lsblk</text:p>
              </text:list-item>
              <text:list-item>
                <text:p text:style-name="P36">umount</text:p>
              </text:list-item>
              <text:list-item>
                <text:p text:style-name="P36">smartctl</text:p>
              </text:list-item>
              <text:list-item>
                <text:p text:style-name="P36">fsck</text:p>
              </text:list-item>
              <text:list-item>
                <text:p text:style-name="P36">badblocks</text:p>
              </text:list-item>
            </text:list>
            <text:p text:style-name="P12">Material preciso:</text:p>
            <text:list xml:id="list1416220959" text:style-name="L5">
              <text:list-item>
                <text:p text:style-name="P38">Un disco mecánico.</text:p>
              </text:list-item>
            </text:list>
          </table:table-cell>
          <table:table-cell table:style-name="Táboa1.B2" table:number-columns-spanned="2" office:value-type="string">
            <text:p text:style-name="P10">Procedemento:</text:p>
            <text:list xml:id="list4178997047" text:style-name="L6">
              <text:list-item>
                <text:p text:style-name="P40">Descargarse da electricidade estática.</text:p>
              </text:list-item>
              <text:list-item>
                <text:p text:style-name="P40">Protocolo para a montaxe de compoñentes internos.</text:p>
              </text:list-item>
              <text:list-item>
                <text:p text:style-name="P40">Abrir o computador. </text:p>
              </text:list-item>
              <text:list-item>
                <text:p text:style-name="P46"><text:span text:style-name="T27">Inserir no porto </text:span><text:span text:style-name="T28">SATA</text:span><text:span text:style-name="T29">4</text:span><text:span text:style-name="T27"> o disco. </text:span><text:span text:style-name="T26"><text:s/></text:span></text:p>
              </text:list-item>
              <text:list-item>
                <text:p text:style-name="P40"><text:span text:style-name="T30">Cerra o computador e arrinca en modo Live cun Linux. </text:span><text:s/></text:p>
              </text:list-item>
              <text:list-item>
                <text:p text:style-name="P42">Realiza <text:span text:style-name="T38">as verificacións indicadas.</text:span> </text:p>
              </text:list-item>
            </text:list>
          </table:table-cell>
          <table:covered-table-cell/>
        </table:table-row>
      </table:table>
      <text:p text:style-name="P4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list xml:id="list142804913931048" text:continue-list="list3319122750" text:style-name="L4">
              <text:list-item text:start-value="1">
                <text:p text:style-name="P49">Arrinca con KaliLinux e <text:s/>abre un terminal.</text:p>
              </text:list-item>
              <text:list-item>
                <text:p text:style-name="P50">Instala a ferramenta smartmontools</text:p>
                <text:p text:style-name="P57">$ sudo apt update &amp;&amp; sudo apt install --assume-yes smartmontools </text:p>
                <text:p text:style-name="P49"/>
              </text:list-item>
              <text:list-item>
                <text:p text:style-name="P49">Lista <text:span text:style-name="T38">só os</text:span> discos dispoñibles no sistema.</text:p>
                <text:p text:style-name="P56">$ lsblk <text:span text:style-name="T38">| grep disk</text:span></text:p>
                <text:p text:style-name="P56"/>
              </text:list-item>
              <text:list-item>
                <text:p text:style-name="P49">Unha vez detectado o disco <text:span text:style-name="T38">a verificar. Vamos a realizar a autoproba mediante smartctl</text:span>.</text:p>
                <text:p text:style-name="P56"><text:span text:style-name="T39">$ sudo smartctl -t short</text:span><text:span text:style-name="T33"> /dev/sd</text:span><text:span text:style-name="T34">b</text:span></text:p>
                <text:p text:style-name="P59"/>
              </text:list-item>
              <text:list-item>
                <text:p text:style-name="P49"><text:span text:style-name="T31">Comprob</text:span><text:span text:style-name="T32">amos</text:span><text:span text:style-name="T31"> o estado de saúde do disco duro seleccionado mediante smartctl despois de que se complete </text:span><text:span text:style-name="T32">o autotest</text:span><text:span text:style-name="T31">.</text:span></text:p>
                <text:p text:style-name="P56"><text:span text:style-name="T35">$ </text:span><text:span text:style-name="T33">sudo smartctl -H /dev/sd</text:span><text:span text:style-name="T34">b</text:span></text:p>
              </text:list-item>
            </text:list>
            <text:p text:style-name="P60"/>
            <text:p text:style-name="P23">A <text:s/>continuación terás que indagar como resolver as seguintes situacións: </text:p>
          </table:table-cell>
        </table:table-row>
        <table:table-row table:style-name="Táboa2.1">
          <table:table-cell table:style-name="Táboa2.A2" office:value-type="string">
            <text:list xml:id="list142803713288343" text:continue-numbering="true" text:style-name="L4">
              <text:list-item>
                <text:p text:style-name="P51">Como podes obter o número de serie do disco duro , marca , modelo ,...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3"><text:span text:style-name="T36">sudo smartctl -i /dev/nvme0</text:span></text:p>
          </table:table-cell>
        </table:table-row>
        <table:table-row table:style-name="Táboa2.1">
          <table:table-cell table:style-name="Táboa2.A2" office:value-type="string">
            <text:list xml:id="list142804936343053" text:continue-numbering="true" text:style-name="L4">
              <text:list-item>
                <text:p text:style-name="P51">Permítenos obter toda a información dispoñible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54">sudo smartctl -a /dev/nvme0</text:p>
          </table:table-cell>
        </table:table-row>
        <table:table-row table:style-name="Táboa2.1">
          <table:table-cell table:style-name="Táboa2.A2" office:value-type="string">
            <text:list xml:id="list142803978554282" text:continue-numbering="true" text:style-name="L4">
              <text:list-item>
                <text:p text:style-name="P53">Obter con SMART se existen erros previ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62">sudo smartctl -l error /dev/sdb</text:p>
          </table:table-cell>
        </table:table-row>
        <table:table-row table:style-name="Táboa2.1">
          <table:table-cell table:style-name="Táboa2.A2" office:value-type="string">
            <text:list xml:id="list142804253497691" text:continue-numbering="true" text:style-name="L4">
              <text:list-item>
                <text:p text:style-name="P64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62">sudo smartctl -t short /dev/sdb</text:p>
          </table:table-cell>
        </table:table-row>
        <table:table-row table:style-name="Táboa2.1">
          <table:table-cell table:style-name="Táboa2.A2" office:value-type="string">
            <text:list xml:id="list142803536697060" text:continue-numbering="true" text:style-name="L4">
              <text:list-item>
                <text:p text:style-name="P64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61"><text:span text:style-name="Source_20_Text"><text:span text:style-name="T36">$ sudo smartctl -t long /dev/sdb</text:span></text:span></text:p>
          </table:table-cell>
        </table:table-row>
        <table:table-row table:style-name="Táboa2.1">
          <table:table-cell table:style-name="Táboa2.A2" office:value-type="string">
            <text:list xml:id="list142804068007300" text:continue-numbering="true" text:style-name="L4">
              <text:list-item>
                <text:p text:style-name="P64">Comprobar pasado un tempo a existencia de erros nos test realizad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62">$ sudo smartctl -l error /dev/sdb</text:p>
          </table:table-cell>
        </table:table-row>
        <table:table-row table:style-name="Táboa2.1">
          <table:table-cell table:style-name="Táboa2.A2" office:value-type="string">
            <text:list xml:id="list142803689635946" text:continue-numbering="true" text:style-name="L4">
              <text:list-item>
                <text:p text:style-name="P64">Para a execución dos test de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63">$ sudo smartctl -<text:span text:style-name="T42">x</text:span> /dev/sdb</text:p>
          </table:table-cell>
        </table:table-row>
        <table:table-row table:style-name="Táboa2.1">
          <table:table-cell table:style-name="Táboa2.A2" office:value-type="string">
            <text:list xml:id="list142804796028364" text:continue-numbering="true" text:style-name="L4">
              <text:list-item>
                <text:p text:style-name="P64"/>
              </text:list-item>
            </text:list>
          </table:table-cell>
        </table:table-row>
      </table:table>
      <text:p text:style-name="P45"><text:s/></text:p>
      <text:p text:style-name="P33"/>
      <text:p text:style-name="P33">/// <text:s/><text:span text:style-name="T40">Actividade nun disco</text:span></text:p>
      <text:p text:style-name="P33"><text:a xlink:type="simple" xlink:href="https://www.simplified.guide/linux/disk-usage-activity-show" text:style-name="Internet_20_link" text:visited-style-name="Visited_20_Internet_20_Link">https://www.simplified.guide/linux/disk-usage-activity-show</text:a></text:p>
      <text:p text:style-name="P33">//</text:p>
      <text:p text:style-name="P33"><text:soft-page-break/>https://www.simplified.guide/linux/disk-usage-clear</text:p>
      <text:p text:style-name="P33"/>
      <text:p text:style-name="P33">// <text:span text:style-name="T40">Velocidade </text:span></text:p>
      <text:p text:style-name="P33"><text:a xlink:type="simple" xlink:href="https://www.simplified.guide/linux/disk-benchmark" text:style-name="Internet_20_link" text:visited-style-name="Visited_20_Internet_20_Link">https://www.simplified.guide/linux/disk-benchmark</text:a> </text:p>
      <text:p text:style-name="P33">//<text:span text:style-name="T41">Borrado seguro</text:span></text:p>
      <text:p text:style-name="P33"><text:a xlink:type="simple" xlink:href="https://www.simplified.guide/linux/disk-wipe" text:style-name="Internet_20_link" text:visited-style-name="Visited_20_Internet_20_Link">https://www.simplified.guide/linux/disk-wipe</text:a> </text:p>
      <text:p text:style-name="P32"><draw:custom-shape text:anchor-type="paragraph" draw:z-index="3" draw:name="Forma 4" draw:style-name="gr1" draw:text-style-name="P65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3</text:page-number></text:span><text:span text:style-name="MT2"><text:s/>/ </text:span><text:span text:style-name="MT2"><text:page-count>3</text:page-count></text:span></text:p>
      </style:footer>
      <style:footer-first>
        <text:p text:style-name="MP2">Pá<text:span text:style-name="MT3">x</text:span>ina <text:page-number text:select-page="current">1</text:page-number><text:s/>de <text:page-count>3</text:page-count><draw:frame draw:style-name="Mfr1" draw:name="Imagen3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1</meta:editing-cycles>
    <meta:creation-date>2019-11-09T13:25:03.151138236</meta:creation-date>
    <meta:editing-duration>P1DT2H2M17S</meta:editing-duration>
    <meta:generator>LibreOffice/7.3.7.2$Linux_X86_64 LibreOffice_project/30$Build-2</meta:generator>
    <dc:subject>PRÁCTICA 9 – Cooler Master AMD</dc:subject>
    <dc:title>Taller - MME</dc:title>
    <dc:date>2023-03-06T14:28:03.184649334</dc:date>
    <meta:document-statistic meta:table-count="6" meta:image-count="2" meta:object-count="0" meta:page-count="3" meta:paragraph-count="99" meta:word-count="563" meta:character-count="3555" meta:non-whitespace-character-count="30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